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301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унаправленная шина (вход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559cm" draw:z-index="0"><draw:image xlink:href="../../odt/images/301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">Блок </text:span><text:span text:style-name="T2">предназначен для создания двунаправленной линии связи.</text:span></text:p>
            <text:p text:style-name="P4"><text:span text:style-name="T2">Блок имеет именованные входные и выходные сигналы (по умолчанию, один входной сигнал с именем </text:span><text:span text:style-name="T4">A</text:span><text:span text:style-name="T3"> </text:span><text:span text:style-name="T2">и один выходной сигнал с именем </text:span><text:span text:style-name="T4">B</text:span><text:span text:style-name="T3">), </text:span><text:span text:style-name="T2">а также двунаправленный порт типа </text:span><text:span text:style-name="T5">шина данных</text:span><text:span text:style-name="T2"> (многожильная линия) с именем </text:span><text:span text:style-name="T4">MAIN</text:span><text:span text:style-name="T3">.</text:span></text:p>
            <text:p text:style-name="P4"><text:span text:style-name="T2">Блок используется в паре с блоком </text:span><text:span text:style-name="T5">Двунаправленная шина (выход)</text:span><text:span text:style-name="T2">. При соединении двух таких блоков через двунаправленный порт </text:span><text:span text:style-name="T4">MAIN</text:span><text:span text:style-name="T3"> </text:span><text:span text:style-name="T2">происходит взаимная передача входного сигнала с одного блока на выходной сигнал другого:</text:span></text:p>
            <text:p text:style-name="P6"><draw:frame draw:style-name="fr2" draw:name="Графический объект3" text:anchor-type="as-char" svg:width="12.568cm" svg:height="5.345cm" draw:z-index="0"><draw:image xlink:href="../../odt/images/3013_a.PNG" xlink:type="simple" xlink:show="embed" xlink:actuate="onLoad"/></draw:frame></text:p>
            <text:p text:style-name="P7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ход)</dc:title>
    <dc:date>2012-03-30T21:11:03.69</dc:date>
    <meta:generator>OpenOffice_Beta/4.1.0$Win32 OpenOffice.org_project/410m14$Build-9760</meta:generator>
    <meta:editing-duration>PT2H42M6S</meta:editing-duration>
    <meta:editing-cycles>75</meta:editing-cycles>
    <meta:document-statistic meta:table-count="1" meta:image-count="3" meta:object-count="0" meta:page-count="1" meta:paragraph-count="11" meta:word-count="96" meta:character-count="693"/>
  </office:meta>
</office:document-meta>
</file>